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1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22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79999999999999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52" calcext:value-type="float">
            <text:p>11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00" calcext:value-type="float">
            <text:p>120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00" calcext:value-type="float">
            <text:p>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50" calcext:value-type="float">
            <text:p>5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5.5" calcext:value-type="float">
            <text:p>5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81818181818182" calcext:value-type="float">
            <text:p>0.1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04.727272727273" calcext:value-type="float">
            <text:p>104.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785.454545454546" calcext:value-type="float">
            <text:p>785.4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628.363636363637" calcext:value-type="float">
            <text:p>628.3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0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3-04-13T14:00:00.036257713</dc:date>
    <meta:editing-duration>P4DT3H21M19S</meta:editing-duration>
    <meta:editing-cycles>92</meta:editing-cycles>
    <meta:generator>LibreOffice/7.5.1.2$Linux_X86_64 LibreOffice_project/81bce3cd17f5e01886721863a4fa0d99f91033a6</meta:generator>
    <meta:document-statistic meta:table-count="12" meta:cell-count="1031" meta:object-count="0"/>
  </office:meta>
</office:document-meta>
</file>